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2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3pt" officeooo:rsid="001b3864" officeooo:paragraph-rsid="001b3864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paragraph-rsid="001b3864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fo:font-weight="bold" officeooo:rsid="001b3864" officeooo:paragraph-rsid="001b3864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50%"/>
      <style:text-properties style:font-name="Ubuntu" fo:font-size="13pt" officeooo:rsid="001b3864" officeooo:paragraph-rsid="001b3864" fo:background-color="#eeeeee" style:font-size-asian="13pt" style:font-size-complex="13pt"/>
    </style:style>
    <style:style style:name="T1" style:family="text">
      <style:text-properties officeooo:rsid="001b3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eeeeee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eeeeee" loext:char-shading-value="0" style:font-weight-asian="normal" style:font-weight-complex="normal"/>
    </style:style>
    <style:style style:name="T6" style:family="text">
      <style:text-properties fo:font-weight="normal" fo:background-color="#eeeeee" loext:char-shading-value="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.<text:span text:style-name="T1">env</text:span></text:h>
      <text:p text:style-name="P4"><text:span text:style-name="T1">É um arquivo criado na raiz do projeto chamado .env, ele serve para armazenar variáveis, como keys, url, textos etc.</text:span></text:p>
      <text:p text:style-name="P4"/>
      <text:p text:style-name="P2">Para guardar utilizando o VITE basta fazer: </text:p>
      <text:p text:style-name="P6">VITE_NOME_VARIÁVEL=texto </text:p>
      <text:p text:style-name="P2"/>
      <text:p text:style-name="P2"><text:span text:style-name="T2">Ex:</text:span> <text:span text:style-name="T3">VITE_IMG=https://image.tmdb.org/t/p/w500/ </text:span></text:p>
      <text:p text:style-name="P3"/>
      <text:p text:style-name="P2">Para importa-lo no projeto basta fazer:</text:p>
      <text:p text:style-name="P6">const variavel = import.meta.env.NOME_VARIAVEL </text:p>
      <text:p text:style-name="P2"/>
      <text:p text:style-name="P5">Ex: <text:span text:style-name="T6">const image = import.meta.env.VITE_IMG</text:span></text:p>
      <text:p text:style-name="P4"/>
      <text:p text:style-name="P2">É possível fazer com outros que não seja o VITE, basta procurar como faze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07:56:10.799000000</meta:creation-date>
    <dc:date>2025-04-30T08:04:32.292000000</dc:date>
    <meta:editing-duration>PT8M22S</meta:editing-duration>
    <meta:editing-cycles>1</meta:editing-cycles>
    <meta:document-statistic meta:table-count="0" meta:image-count="0" meta:object-count="0" meta:page-count="1" meta:paragraph-count="9" meta:word-count="60" meta:character-count="437" meta:non-whitespace-character-count="382"/>
    <meta:generator>LibreOffice/24.2.2.2$Windows_X86_64 LibreOffice_project/d56cc158d8a96260b836f100ef4b4ef25d6f1a01</meta:generator>
  </office:meta>
</office:document-meta>
</file>